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64.588719271079" calcext:value-type="float">
            <text:p>664.588719271079</text:p>
          </table:table-cell>
          <table:table-cell/>
        </table:table-row>
        <table:table-row table:style-name="ro1">
          <table:table-cell office:value-type="float" office:value="668.462602859683" calcext:value-type="float">
            <text:p>668.462602859683</text:p>
          </table:table-cell>
          <table:table-cell/>
        </table:table-row>
        <table:table-row table:style-name="ro1">
          <table:table-cell office:value-type="float" office:value="659.022011335179" calcext:value-type="float">
            <text:p>659.022011335179</text:p>
          </table:table-cell>
          <table:table-cell/>
        </table:table-row>
        <table:table-row table:style-name="ro1">
          <table:table-cell office:value-type="float" office:value="665.424540857067" calcext:value-type="float">
            <text:p>665.424540857067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661.113314822161" calcext:value-type="float">
            <text:p>661.113314822161</text:p>
          </table:table-cell>
          <table:table-cell/>
        </table:table-row>
        <table:table-row table:style-name="ro1">
          <table:table-cell office:value-type="float" office:value="659.944036745684" calcext:value-type="float">
            <text:p>659.944036745684</text:p>
          </table:table-cell>
          <table:table-cell/>
        </table:table-row>
        <table:table-row table:style-name="ro1">
          <table:table-cell office:value-type="float" office:value="662.958518685486" calcext:value-type="float">
            <text:p>662.958518685486</text:p>
          </table:table-cell>
          <table:table-cell/>
        </table:table-row>
        <table:table-row table:style-name="ro1">
          <table:table-cell office:value-type="float" office:value="665.128003884348" calcext:value-type="float">
            <text:p>665.128003884348</text:p>
          </table:table-cell>
          <table:table-cell/>
        </table:table-row>
        <table:table-row table:style-name="ro1">
          <table:table-cell office:value-type="float" office:value="660.035509910433" calcext:value-type="float">
            <text:p>660.035509910433</text:p>
          </table:table-cell>
          <table:table-cell/>
        </table:table-row>
        <table:table-row table:style-name="ro1">
          <table:table-cell office:value-type="float" office:value="666.457843209128" calcext:value-type="float">
            <text:p>666.457843209128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formula="of:=AVERAGE([.A1:.A20])" office:value-type="float" office:value="663.313510158025" calcext:value-type="float">
            <text:p>663.3135101580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8:59:47.100645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08:59:57.570550141</dc:date>
    <dc:creator>Davide Ancona</dc:creator>
    <meta:editing-duration>PT22M9S</meta:editing-duration>
    <meta:editing-cycles>8</meta:editing-cycles>
    <meta:generator>LibreOffice/5.3.7.2.0$Linux_X86_64 LibreOffice_project/30$Build-2</meta:generator>
    <meta:document-statistic meta:table-count="1" meta:cell-count="13" meta:object-count="0"/>
  </office:meta>
</office:document-meta>
</file>